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  <style:text-properties fo:font-size="11pt" fo:language="none" fo:country="none" style:font-size-asian="11pt" style:font-size-complex="11pt"/>
    </style:style>
    <style:style style:name="P2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11pt" fo:language="none" fo:country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3) Resolution d'un système linéaire</text:p>
      <text:p text:style-name="P1">Méthode du pivot de Gauss<text:line-break/>{ 3x +4y -z = 0<text:line-break/>{ 2y + z = 2<text:line-break/>{ 4z = 8<text:line-break/><text:tab/>{ 3x-4y-2=0<text:line-break/>&lt;=&gt;<text:tab/>{ 2y+z=2<text:line-break/><text:tab/>{ z=2<text:line-break/><text:line-break/><text:tab/>{ x= 2/3<text:line-break/>&lt;=&gt;<text:tab/>{ y=0<text:line-break/><text:tab/>{ z=2</text:p>
      <text:p text:style-name="P1">S{(2/3;0;2)}</text:p>
      <text:p text:style-name="P1"/>
      <text:p text:style-name="P1">{ 2x -y +z=7<text:line-break/>{ x+2y-z=6<text:line-break/>{ -x+y-2z=11</text:p>
      <text:p text:style-name="P1"><text:tab/>{ 2x-y+z =7<text:tab/>(1)<text:line-break/>&lt;=&gt;<text:tab/>{ 2x+4y-2z=12<text:tab/>(2)<text:line-break/><text:tab/>{ -2x+2y-4z=22<text:tab/>(3)</text:p>
      <text:p text:style-name="P1"><text:tab/>{ 2x-y+z=7<text:line-break/>&lt;=&gt;<text:tab/>{ -5y+3z=-5<text:tab/>(1)-(2)<text:line-break/><text:tab/>{ y-3z=29<text:tab/>(1)+(3)</text:p>
      <text:p text:style-name="P1"><text:tab/>{ 2x-y+z=7<text:line-break/>&lt;=&gt;<text:tab/>{ -4y=24<text:line-break/><text:tab/>{ y-3z=29</text:p>
      <text:p text:style-name="P1"><text:tab/>{ 2x+z=1<text:line-break/>&lt;=&gt;<text:tab/>{ y=-6<text:line-break/><text:tab/>{ -3z=35</text:p>
      <text:p text:style-name="P1"><text:tab/>{ 2x=1+35/3=38/3<text:line-break/>&lt;=&gt;<text:tab/>{ y=-6<text:line-break/><text:tab/>{ z=35/3</text:p>
      <text:p text:style-name="P1">S={(19/3;-6;35/3)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letter-kerning="true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92" meta:character-count="442"/>
    <dc:date>2013-09-23T11:15:44.60</dc:date>
    <meta:generator>OpenOffice/4.0.0$Win32 OpenOffice.org_project/400m3$Build-9702</meta:generator>
  </office:meta>
</office:document-meta>
</file>